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6026" calcext:value-type="float">
            <text:p>6026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142.209798098" calcext:value-type="float">
            <text:p>142,209798098</text:p>
          </table:table-cell>
          <table:table-cell office:value-type="float" office:value="9.98880505562" calcext:value-type="float">
            <text:p>9,988805055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3172977693102" calcext:value-type="float">
            <text:p>99,32</text:p>
          </table:table-cell>
          <table:table-cell table:style-name="ce3" table:formula="of:=([.F3]/12597)*100" office:value-type="float" office:value="0.682702230689847" calcext:value-type="float">
            <text:p>0,68</text:p>
          </table:table-cell>
          <table:table-cell office:value-type="float" office:value="4044" calcext:value-type="float">
            <text:p>4044</text:p>
          </table:table-cell>
          <table:table-cell table:style-name="ce4" table:formula="of:=[.E19]+[.H19]" office:value-type="float" office:value="12511" calcext:value-type="float">
            <text:p>12511</text:p>
          </table:table-cell>
          <table:table-cell table:formula="of:=12597-[.E3]" office:value-type="float" office:value="86" calcext:value-type="float">
            <text:p>86</text:p>
          </table:table-cell>
          <table:table-cell office:value-type="float" office:value="101.060801983" calcext:value-type="float">
            <text:p>101,060801983</text:p>
          </table:table-cell>
          <table:table-cell office:value-type="float" office:value="5.83176493645" calcext:value-type="float">
            <text:p>5,831764936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4919425259983" calcext:value-type="float">
            <text:p>99,49</text:p>
          </table:table-cell>
          <table:table-cell table:style-name="ce3" table:formula="of:=([.F4]/12597)*100" office:value-type="float" office:value="0.508057474001746" calcext:value-type="float">
            <text:p>0,51</text:p>
          </table:table-cell>
          <table:table-cell office:value-type="float" office:value="3188" calcext:value-type="float">
            <text:p>3188</text:p>
          </table:table-cell>
          <table:table-cell table:style-name="ce4" table:formula="of:=[.E20]+[.H20]" office:value-type="float" office:value="12533" calcext:value-type="float">
            <text:p>12533</text:p>
          </table:table-cell>
          <table:table-cell table:formula="of:=12597-[.E4]" office:value-type="float" office:value="64" calcext:value-type="float">
            <text:p>64</text:p>
          </table:table-cell>
          <table:table-cell office:value-type="float" office:value="264.432116985" calcext:value-type="float">
            <text:p>264,432116985</text:p>
          </table:table-cell>
          <table:table-cell office:value-type="float" office:value="3.98753595352" calcext:value-type="float">
            <text:p>3,98753595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341112963404" calcext:value-type="float">
            <text:p>99,34</text:p>
          </table:table-cell>
          <table:table-cell table:style-name="ce3" table:formula="of:=([.F5]/12597)*100" office:value-type="float" office:value="0.658887036596015" calcext:value-type="float">
            <text:p>0,66</text:p>
          </table:table-cell>
          <table:table-cell office:value-type="float" office:value="3114" calcext:value-type="float">
            <text:p>3114</text:p>
          </table:table-cell>
          <table:table-cell table:style-name="ce4" table:formula="of:=[.E21]+[.H21]" office:value-type="float" office:value="12514" calcext:value-type="float">
            <text:p>12514</text:p>
          </table:table-cell>
          <table:table-cell table:formula="of:=12597-[.E5]" office:value-type="float" office:value="83" calcext:value-type="float">
            <text:p>83</text:p>
          </table:table-cell>
          <table:table-cell office:value-type="float" office:value="135.560167789" calcext:value-type="float">
            <text:p>135,560167789</text:p>
          </table:table-cell>
          <table:table-cell office:value-type="float" office:value="4.16288900375" calcext:value-type="float">
            <text:p>4,162889003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1505914106533" calcext:value-type="float">
            <text:p>99,15</text:p>
          </table:table-cell>
          <table:table-cell table:style-name="ce3" table:formula="of:=([.F6]/12597)*100" office:value-type="float" office:value="0.84940858934667" calcext:value-type="float">
            <text:p>0,85</text:p>
          </table:table-cell>
          <table:table-cell office:value-type="float" office:value="3148" calcext:value-type="float">
            <text:p>3148</text:p>
          </table:table-cell>
          <table:table-cell table:style-name="ce4" table:formula="of:=[.E22]+[.H22]" office:value-type="float" office:value="12490" calcext:value-type="float">
            <text:p>12490</text:p>
          </table:table-cell>
          <table:table-cell table:formula="of:=12597-[.E6]" office:value-type="float" office:value="107" calcext:value-type="float">
            <text:p>107</text:p>
          </table:table-cell>
          <table:table-cell office:value-type="float" office:value="129.802639961" calcext:value-type="float">
            <text:p>129,802639961</text:p>
          </table:table-cell>
          <table:table-cell office:value-type="float" office:value="4.22992372513" calcext:value-type="float">
            <text:p>4,229923725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904024767802" calcext:value-type="float">
            <text:p>99,69</text:p>
          </table:table-cell>
          <table:table-cell table:style-name="ce3" table:formula="of:=([.F7]/12597)*100" office:value-type="float" office:value="0.309597523219814" calcext:value-type="float">
            <text:p>0,31</text:p>
          </table:table-cell>
          <table:table-cell office:value-type="float" office:value="5706" calcext:value-type="float">
            <text:p>5706</text:p>
          </table:table-cell>
          <table:table-cell table:style-name="ce4" table:formula="of:=[.E23]+[.H23]" office:value-type="float" office:value="12558" calcext:value-type="float">
            <text:p>12558</text:p>
          </table:table-cell>
          <table:table-cell table:formula="of:=12597-[.E7]" office:value-type="float" office:value="39" calcext:value-type="float">
            <text:p>39</text:p>
          </table:table-cell>
          <table:table-cell office:value-type="float" office:value="157.272234917" calcext:value-type="float">
            <text:p>157,272234917</text:p>
          </table:table-cell>
          <table:table-cell office:value-type="float" office:value="9.44462299347" calcext:value-type="float">
            <text:p>9,444622993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4601889338732" calcext:value-type="float">
            <text:p>99,46</text:p>
          </table:table-cell>
          <table:table-cell table:style-name="ce3" table:formula="of:=([.F8]/12597)*100" office:value-type="float" office:value="0.539811066126856" calcext:value-type="float">
            <text:p>0,54</text:p>
          </table:table-cell>
          <table:table-cell office:value-type="float" office:value="3373" calcext:value-type="float">
            <text:p>3373</text:p>
          </table:table-cell>
          <table:table-cell table:style-name="ce4" table:formula="of:=[.E24]+[.H24]" office:value-type="float" office:value="12529" calcext:value-type="float">
            <text:p>12529</text:p>
          </table:table-cell>
          <table:table-cell table:formula="of:=12597-[.E8]" office:value-type="float" office:value="68" calcext:value-type="float">
            <text:p>68</text:p>
          </table:table-cell>
          <table:table-cell office:value-type="float" office:value="144.680538893" calcext:value-type="float">
            <text:p>144,680538893</text:p>
          </table:table-cell>
          <table:table-cell office:value-type="float" office:value="5.42827701569" calcext:value-type="float">
            <text:p>5,428277015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427720885925" calcext:value-type="float">
            <text:p>99,64</text:p>
          </table:table-cell>
          <table:table-cell table:style-name="ce3" table:formula="of:=([.F9]/12597)*100" office:value-type="float" office:value="0.357227911407478" calcext:value-type="float">
            <text:p>0,36</text:p>
          </table:table-cell>
          <table:table-cell office:value-type="float" office:value="5867" calcext:value-type="float">
            <text:p>5867</text:p>
          </table:table-cell>
          <table:table-cell table:style-name="ce4" table:formula="of:=[.E25]+[.H25]" office:value-type="float" office:value="12552" calcext:value-type="float">
            <text:p>12552</text:p>
          </table:table-cell>
          <table:table-cell table:formula="of:=12597-[.E9]" office:value-type="float" office:value="45" calcext:value-type="float">
            <text:p>45</text:p>
          </table:table-cell>
          <table:table-cell office:value-type="float" office:value="189.228569984" calcext:value-type="float">
            <text:p>189,228569984</text:p>
          </table:table-cell>
          <table:table-cell office:value-type="float" office:value="9.72926497459" calcext:value-type="float">
            <text:p>9,729264974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539334762245" calcext:value-type="float">
            <text:p>98,54</text:p>
          </table:table-cell>
          <table:table-cell table:style-name="ce3" table:formula="of:=([.F10]/12597)*100" office:value-type="float" office:value="1.46066523775502" calcext:value-type="float">
            <text:p>1,46</text:p>
          </table:table-cell>
          <table:table-cell office:value-type="float" office:value="4522" calcext:value-type="float">
            <text:p>4522</text:p>
          </table:table-cell>
          <table:table-cell table:style-name="ce4" table:formula="of:=[.E26]+[.H26]" office:value-type="float" office:value="12413" calcext:value-type="float">
            <text:p>12413</text:p>
          </table:table-cell>
          <table:table-cell table:formula="of:=12597-[.E10]" office:value-type="float" office:value="184" calcext:value-type="float">
            <text:p>184</text:p>
          </table:table-cell>
          <table:table-cell office:value-type="float" office:value="111.22202301" calcext:value-type="float">
            <text:p>111,22202301</text:p>
          </table:table-cell>
          <table:table-cell office:value-type="float" office:value="7.5133190155" calcext:value-type="float">
            <text:p>7,513319015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 office:value-type="float" office:value="6485" calcext:value-type="float">
            <text:p>6485</text:p>
          </table:table-cell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132.730646133" calcext:value-type="float">
            <text:p>132,730646133</text:p>
          </table:table-cell>
          <table:table-cell office:value-type="float" office:value="10.7088730335" calcext:value-type="float">
            <text:p>10,70887303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014447884417" calcext:value-type="float">
            <text:p>99,4014447884</text:p>
          </table:table-cell>
          <table:table-cell table:formula="of:=AVERAGE([.C2:.C11])" office:value-type="float" office:value="0.598555211558308" calcext:value-type="float">
            <text:p>0,5985552116</text:p>
          </table:table-cell>
          <table:table-cell table:formula="of:=SUM([.D2:.D11])/10" office:value-type="float" office:value="4547.3" calcext:value-type="float">
            <text:p>4547,3</text:p>
          </table:table-cell>
          <table:table-cell table:formula="of:=AVERAGE([.E2:.E11])" office:value-type="float" office:value="12521.6" calcext:value-type="float">
            <text:p>12521,6</text:p>
          </table:table-cell>
          <table:table-cell table:formula="of:=AVERAGE([.F2:.F11])" office:value-type="float" office:value="75.4" calcext:value-type="float">
            <text:p>75,4</text:p>
          </table:table-cell>
          <table:table-cell table:formula="of:=SUM([.G2:.G11])/10" office:value-type="float" office:value="150.8199537753" calcext:value-type="float">
            <text:p>150,8199537753</text:p>
          </table:table-cell>
          <table:table-cell table:formula="of:=SUM([.H2:.H11])/10" office:value-type="float" office:value="7.102527570722" calcext:value-type="float">
            <text:p>7,102527570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60982773676272" calcext:value-type="float">
            <text:p>0,360982773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0.9" calcext:value-type="float">
            <text:p>5800,9</text:p>
          </table:table-cell>
          <table:table-cell table:formula="of:=AVERAGE([.G18:.G27])" office:value-type="float" office:value="61.8" calcext:value-type="float">
            <text:p>61,8</text:p>
          </table:table-cell>
          <table:table-cell/>
          <table:table-cell office:value-type="float" office:value="5827" calcext:value-type="float">
            <text:p>58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730" calcext:value-type="float">
            <text:p>67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.6" calcext:value-type="float">
            <text:p>13,6</text:p>
          </table:table-cell>
          <table:table-cell table:formula="of:=AVERAGE([.H18:.H27])" office:value-type="float" office:value="6720.7" calcext:value-type="float">
            <text:p>6720,7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12597-SUM([.E19:.G19])" office:value-type="float" office:value="6720" calcext:value-type="float">
            <text:p>672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2" calcext:value-type="float">
            <text:p>574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12597-SUM([.E20:.G20])" office:value-type="float" office:value="6791" calcext:value-type="float">
            <text:p>679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0.9" calcext:value-type="float">
            <text:p>5800,9</text:p>
          </table:table-cell>
          <table:table-cell table:number-columns-repeated="2"/>
          <table:table-cell office:value-type="float" office:value="5892" calcext:value-type="float">
            <text:p>5892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formula="of:=12597-SUM([.E21:.G21])" office:value-type="float" office:value="6622" calcext:value-type="float">
            <text:p>662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.6" calcext:value-type="float">
            <text:p>13,6</text:p>
          </table:table-cell>
          <table:table-cell table:number-columns-repeated="2"/>
          <table:table-cell office:value-type="float" office:value="5791" calcext:value-type="float">
            <text:p>579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formula="of:=12597-SUM([.E22:.G22])" office:value-type="float" office:value="6699" calcext:value-type="float">
            <text:p>669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1.8" calcext:value-type="float">
            <text:p>61,8</text:p>
          </table:table-cell>
          <table:table-cell table:number-columns-repeated="2"/>
          <table:table-cell office:value-type="float" office:value="5883" calcext:value-type="float">
            <text:p>588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12597-SUM([.E23:.G23])" office:value-type="float" office:value="6675" calcext:value-type="float">
            <text:p>667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7" calcext:value-type="float">
            <text:p>6720,7</text:p>
          </table:table-cell>
          <table:table-cell table:number-columns-repeated="2"/>
          <table:table-cell office:value-type="float" office:value="5782" calcext:value-type="float">
            <text:p>5782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12597-SUM([.E24:.G24])" office:value-type="float" office:value="6747" calcext:value-type="float">
            <text:p>674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18" calcext:value-type="float">
            <text:p>57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12597-SUM([.E25:.G25])" office:value-type="float" office:value="6834" calcext:value-type="float">
            <text:p>683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4" calcext:value-type="float">
            <text:p>5724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table:formula="of:=12597-SUM([.E26:.G26])" office:value-type="float" office:value="6689" calcext:value-type="float">
            <text:p>668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9" calcext:value-type="float">
            <text:p>585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700" calcext:value-type="float">
            <text:p>670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014447884417" calcext:value-type="float">
            <text:p>0,9940144479</text:p>
          </table:table-cell>
          <table:table-cell table:number-columns-repeated="2"/>
          <table:table-cell table:formula="of:=SUM([.E18:.E27])/10" office:value-type="float" office:value="5800.9" calcext:value-type="float">
            <text:p>5800,9</text:p>
          </table:table-cell>
          <table:table-cell table:formula="of:=SUM([.F18:.F27])/10" office:value-type="float" office:value="13.6" calcext:value-type="float">
            <text:p>13,6</text:p>
          </table:table-cell>
          <table:table-cell table:formula="of:=SUM([.G18:.G27])/10" office:value-type="float" office:value="61.8" calcext:value-type="float">
            <text:p>61,8</text:p>
          </table:table-cell>
          <table:table-cell table:formula="of:=SUM([.H18:.H27])/10" office:value-type="float" office:value="6720.7" calcext:value-type="float">
            <text:p>6720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98555211558307" calcext:value-type="float">
            <text:p>0,0059855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45878178996" calcext:value-type="float">
            <text:p>0,9894587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8048794975" calcext:value-type="float">
            <text:p>0,997980487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34:17.5376373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12S</meta:editing-duration>
    <meta:editing-cycles>10</meta:editing-cycles>
    <meta:generator>LibreOffice/5.1.6.2$Linux_X86_64 LibreOffice_project/10m0$Build-2</meta:generator>
    <dc:date>2018-01-21T19:35:35.948635410</dc:date>
    <meta:document-statistic meta:table-count="1" meta:cell-count="177" meta:object-count="0"/>
  </office:meta>
</office:document-meta>
</file>